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text-properties style:font-name="DejaVu Sans Condensed1" fo:font-size="12pt" fo:font-weight="bold" officeooo:rsid="003fe380" officeooo:paragraph-rsid="003fe380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officeooo:rsid="00116c25" officeooo:paragraph-rsid="003792e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officeooo:rsid="00116c25" officeooo:paragraph-rsid="003792e8" style:font-size-asian="12pt" style:font-size-complex="12pt"/>
    </style:style>
    <style:style style:name="P4" style:family="paragraph" style:parent-style-name="Standard">
      <style:text-properties style:font-name="DejaVu Sans Condensed1" fo:font-size="12pt" officeooo:rsid="003fe380" officeooo:paragraph-rsid="003fe380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normal" officeooo:rsid="00392ee3" officeooo:paragraph-rsid="003792e8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officeooo:paragraph-rsid="003fe380"/>
    </style:style>
    <style:style style:name="P7" style:family="paragraph" style:parent-style-name="Standard" style:list-style-name="L1">
      <style:text-properties officeooo:paragraph-rsid="0042e0ca"/>
    </style:style>
    <style:style style:name="P8" style:family="paragraph" style:parent-style-name="Standard" style:list-style-name="L1">
      <style:text-properties style:font-name="DejaVu Sans Condensed1" fo:font-size="12pt" officeooo:rsid="003fe380" officeooo:paragraph-rsid="003fe380" style:font-size-asian="12pt" style:font-size-complex="12pt"/>
    </style:style>
    <style:style style:name="P9" style:family="paragraph" style:parent-style-name="Standard" style:list-style-name="L2">
      <style:text-properties style:font-name="DejaVu Sans Condensed1" fo:font-size="12pt" officeooo:rsid="003fe380" officeooo:paragraph-rsid="003fe380" style:font-size-asian="12pt" style:font-size-complex="12pt"/>
    </style:style>
    <style:style style:name="P10" style:family="paragraph" style:parent-style-name="Standard" style:list-style-name="L1">
      <style:text-properties officeooo:rsid="00476dce" officeooo:paragraph-rsid="00476dce"/>
    </style:style>
    <style:style style:name="P11" style:family="paragraph" style:parent-style-name="Standard" style:list-style-name="L3">
      <style:text-properties officeooo:paragraph-rsid="003fe380"/>
    </style:style>
    <style:style style:name="P12" style:family="paragraph" style:parent-style-name="Standard">
      <style:paragraph-properties fo:text-align="start" style:justify-single-word="false"/>
      <style:text-properties officeooo:paragraph-rsid="0047968c"/>
    </style:style>
    <style:style style:name="P1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7968c"/>
    </style:style>
    <style:style style:name="P1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47968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411410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4616c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fe380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style:font-size-asian="12pt" style:font-size-complex="12pt"/>
    </style:style>
    <style:style style:name="T10" style:family="text">
      <style:text-properties style:font-name="DejaVu Sans Condensed1" fo:font-size="12pt" officeooo:rsid="003fe380" style:font-size-asian="12pt" style:font-size-complex="12pt"/>
    </style:style>
    <style:style style:name="T11" style:family="text">
      <style:text-properties style:font-name="DejaVu Sans Condensed1" fo:font-size="12pt" officeooo:rsid="0042e0ca" style:font-size-asian="12pt" style:font-size-complex="12pt"/>
    </style:style>
    <style:style style:name="T12" style:family="text">
      <style:text-properties style:font-name="DejaVu Sans Condensed1" fo:font-size="12pt" officeooo:rsid="0044407f" style:font-size-asian="12pt" style:font-size-complex="12pt"/>
    </style:style>
    <style:style style:name="T13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3"><text:span text:style-name="T8">1</text:span><text:span text:style-name="T13">xx - Controls</text:span></text:p>
          </table:table-cell>
          <table:table-cell table:style-name="Table5.B1" office:value-type="string">
            <text:p text:style-name="P14">2xx - Ground</text:p>
          </table:table-cell>
          <table:table-cell table:style-name="Table5.C1" office:value-type="string">
            <text:p text:style-name="P14">3xx - Flight</text:p>
          </table:table-cell>
          <table:table-cell table:style-name="Table5.D1" office:value-type="string">
            <text:p text:style-name="P14">4xx - A2A</text:p>
          </table:table-cell>
          <table:table-cell table:style-name="Table5.E1" office:value-type="string">
            <text:p text:style-name="P14">5xx - A2G</text:p>
          </table:table-cell>
          <table:table-cell table:style-name="Table5.F1" office:value-type="string">
            <text:p text:style-name="P14">6xx - Misc</text:p>
          </table:table-cell>
        </table:table-row>
      </table:table>
      <text:p text:style-name="P12"><text:span text:style-name="T3">5</text:span><text:span text:style-name="T6">0</text:span><text:span text:style-name="T3">1</text:span><text:span text:style-name="T2"> - </text:span><text:span text:style-name="T4">A/G</text:span><text:span text:style-name="T5"> - </text:span><text:span text:style-name="T3">All</text:span></text:p>
      <text:p text:style-name="P3"/>
      <text:p text:style-name="P1">Master Arm ... ON</text:p>
      <text:p text:style-name="P4"/>
      <text:p text:style-name="P1">Forward-firing miniguns</text:p>
      <text:list xml:id="list2183337535" text:style-name="L1">
        <text:list-item>
          <text:p text:style-name="P8"><text:span text:style-name="T1">Armament Selector Switch</text:span> ... <text:span text:style-name="T1">Down</text:span> (<text:span text:style-name="T1">B2</text:span> button)</text:p>
        </text:list-item>
        <text:list-item>
          <text:p text:style-name="P8">Deploy pilot sight (<text:span text:style-name="T1">Gray Reset Hat forward</text:span>) or copilot sight (<text:span text:style-name="T1">Gray Reset Hat shift-forward</text:span>).</text:p>
        </text:list-item>
      </text:list>
      <text:list text:style-name="L2">
        <text:list-item>
          <text:list>
            <text:list-item>
              <text:p text:style-name="P9">Turn on pilot sight crosshair with <text:span text:style-name="T1">Gray Reset Hat back</text:span>.</text:p>
            </text:list-item>
          </text:list>
        </text:list-item>
      </text:list>
      <text:list xml:id="list215935684774883" text:continue-list="list2183337535" text:style-name="L1">
        <text:list-item>
          <text:p text:style-name="P8">Press <text:span text:style-name="T1">Trigger</text:span> to fire.</text:p>
        </text:list-item>
      </text:list>
      <text:p text:style-name="P2"/>
      <text:p text:style-name="P1">Rockets</text:p>
      <text:list xml:id="list215934705515993" text:continue-list="list215935684774883" text:style-name="L1">
        <text:list-item text:start-value="1">
          <text:p text:style-name="P6"><text:span text:style-name="T7">Armament Selector Switch</text:span><text:span text:style-name="T10"> ... </text:span><text:span text:style-name="T7">Up</text:span><text:span text:style-name="T10"> (</text:span><text:span text:style-name="T7">B1</text:span><text:span text:style-name="T10"> button)</text:span></text:p>
        </text:list-item>
        <text:list-item>
          <text:p text:style-name="P10"><text:span text:style-name="T10">R</text:span><text:span text:style-name="T9">ocket Pairs knob ... As desired (center console)</text:span></text:p>
        </text:list-item>
        <text:list-item>
          <text:p text:style-name="P7"><text:span text:style-name="T11">About 50 mils </text:span><text:span text:style-name="T12">up</text:span><text:span text:style-name="T11"> seems right. (Move reticle up, numbers on the dial without underlines.)</text:span></text:p>
        </text:list-item>
        <text:list-item>
          <text:p text:style-name="P8">Deploy pilot sight (<text:span text:style-name="T1">Gray Reset Hat forward</text:span>) or copilot sight (<text:span text:style-name="T1">Gray Reset Hat shift-forward</text:span>).</text:p>
        </text:list-item>
      </text:list>
      <text:list text:style-name="L3">
        <text:list-item>
          <text:list>
            <text:list-item>
              <text:p text:style-name="P11"><text:span text:style-name="T10">Turn on pilot sight crosshair with </text:span><text:span text:style-name="T7">Gray Reset Hat back</text:span><text:span text:style-name="T10">.</text:span></text:p>
            </text:list-item>
          </text:list>
        </text:list-item>
      </text:list>
      <text:list xml:id="list215935384572025" text:continue-list="list215934705515993" text:style-name="L1">
        <text:list-item>
          <text:p text:style-name="P8">Press <text:span text:style-name="T1">Trigger</text:span> to fire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9:33.461000000</dc:date>
    <meta:editing-duration>PT10H31M30S</meta:editing-duration>
    <meta:editing-cycles>4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0" meta:word-count="133" meta:character-count="709" meta:non-whitespace-character-count="606"/>
  </office:meta>
</office:document-meta>
</file>